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099d" officeooo:paragraph-rsid="000c099d"/>
    </style:style>
    <style:style style:name="P2" style:family="paragraph" style:parent-style-name="Standard">
      <style:text-properties fo:color="#800000" officeooo:rsid="000c099d" officeooo:paragraph-rsid="000c099d"/>
    </style:style>
    <style:style style:name="P3" style:family="paragraph" style:parent-style-name="Standard">
      <style:text-properties officeooo:rsid="000c1886" officeooo:paragraph-rsid="000c18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188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1"/>
      <text:p text:style-name="P1">Comandi da console</text:p>
      <text:p text:style-name="P1"/>
      <text:p text:style-name="P1">git init <text:s/>(da fare la prima volta dalla cartella che mi interessa)</text:p>
      <text:p text:style-name="P1"/>
      <text:p text:style-name="P1">git add -A &amp;&amp; git commit -m “<text:span text:style-name="T1">messaggio</text:span>” (faccio la commit in locale in messaggio metto quello che voglio compaia vicino alla versione master)</text:p>
      <text:p text:style-name="P1"/>
      <text:p text:style-name="P1">git remote add <text:span text:style-name="T1">Nome indirizzo github </text:span><text:span text:style-name="T2">(il nome è quello a cui mi riferisco per poi fare i push e pull, l’indirizzo github è quello che copio da github)</text:span></text:p>
      <text:p text:style-name="P1"><text:span text:style-name="T2"/></text:p>
      <text:p text:style-name="P1"><text:span text:style-name="T2">git push </text:span><text:span text:style-name="T1">nome </text:span><text:span text:style-name="T2">master </text:span></text:p>
      <text:p text:style-name="P1"><text:span text:style-name="T2"/></text:p>
      <text:p text:style-name="P1"><text:span text:style-name="T2">git pull nome master</text:span></text:p>
      <text:p text:style-name="P1"><text:span text:style-name="T2"/></text:p>
      <text:p text:style-name="P1"><text:span text:style-name="T2">git branch -v (vedo le versioni salvate in locale)</text:span></text:p>
      <text:p text:style-name="P1"><text:span text:style-name="T2">git remote -v (vedo le versioni salvate in rete)</text:span></text:p>
      <text:p text:style-name="P1"><text:span text:style-name="T2"/></text:p>
      <text:p text:style-name="P2"><text:span text:style-name="T2">Diversi branch</text:span></text:p>
      <text:p text:style-name="P1"><text:span text:style-name="T2"/></text:p>
      <text:p text:style-name="P1"><text:span text:style-name="T2">git checkout master (torno al branch master)</text:span></text:p>
      <text:p text:style-name="P1"><text:span text:style-name="T2"/></text:p>
      <text:p text:style-name="P2"><text:span text:style-name="T2">.</text:span><text:span text:style-name="T3">gitignore</text:span></text:p>
      <text:p text:style-name="P1"><text:span text:style-name="T3"/></text:p>
      <text:p text:style-name="P3">file di testo da creare sotto la cartella che metto su git per scriverci le cartelle che non salverà su git</text:p>
      <text:p text:style-name="P3">basta nomecartella/ e lui la cercherà nelle sotto cartel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4:02:10.498813647</meta:creation-date>
    <meta:generator>LibreOffice/5.2.7.2$Linux_X86_64 LibreOffice_project/20m0$Build-2</meta:generator>
    <dc:date>2019-01-18T14:12:10.133392037</dc:date>
    <meta:editing-duration>PT10M</meta:editing-duration>
    <meta:editing-cycles>3</meta:editing-cycles>
    <meta:document-statistic meta:table-count="0" meta:image-count="0" meta:object-count="0" meta:page-count="1" meta:paragraph-count="14" meta:word-count="135" meta:character-count="750" meta:non-whitespace-character-count="627"/>
  </office:meta>
</office:document-meta>
</file>